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0pt" officeooo:rsid="000b32a3" officeooo:paragraph-rsid="000b32a3"/>
    </style:style>
    <style:style style:name="P2" style:family="paragraph" style:parent-style-name="Text_20_body">
      <style:text-properties fo:font-size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FM</text:p>
      <text:p text:style-name="Text_20_body"/>
      <text:p text:style-name="P2">En esta unidad, trabajé con árboles genéricos y tries, explorando sus características y aplicaciones. La mezcla de teoría y práctica me permitió entender mejor cómo representar estos árboles de diferentes formas y cómo utilizar tries en problemas reales, como la construcción de diccionarios e índices. Implementar en JAVA me dio una perspectiva práctica sobre la eficiencia y conveniencia de estos conceptos.</text:p>
      <text:p text:style-name="P2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9:59:21.138999389</meta:creation-date>
    <meta:generator>LibreOffice/24.8.2.1$Linux_X86_64 LibreOffice_project/480$Build-1</meta:generator>
    <dc:date>2024-11-27T00:12:04.283314299</dc:date>
    <meta:editing-duration>PT1M22S</meta:editing-duration>
    <meta:editing-cycles>3</meta:editing-cycles>
    <meta:document-statistic meta:table-count="0" meta:image-count="0" meta:object-count="0" meta:page-count="1" meta:paragraph-count="2" meta:word-count="62" meta:character-count="412" meta:non-whitespace-character-count="352"/>
  </office:meta>
</office:document-meta>
</file>